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c9e" officeooo:paragraph-rsid="000bdc9e"/>
    </style:style>
    <style:style style:name="P2" style:family="paragraph" style:parent-style-name="Heading_20_1">
      <style:text-properties officeooo:rsid="000bdc9e" officeooo:paragraph-rsid="000bdc9e"/>
    </style:style>
    <style:style style:name="P3" style:family="paragraph" style:parent-style-name="Standard">
      <style:text-properties officeooo:rsid="000c3d65" officeooo:paragraph-rsid="000c3d65"/>
    </style:style>
    <style:style style:name="P4" style:family="paragraph" style:parent-style-name="Heading_20_1">
      <style:text-properties officeooo:rsid="000c3d65" officeooo:paragraph-rsid="000c3d65"/>
    </style:style>
    <style:style style:name="P5" style:family="paragraph" style:parent-style-name="Heading_20_1">
      <style:text-properties officeooo:rsid="000c3d65" officeooo:paragraph-rsid="000c3d65"/>
    </style:style>
    <style:style style:name="P6" style:family="paragraph" style:parent-style-name="Standard">
      <style:text-properties officeooo:rsid="000c3d65" officeooo:paragraph-rsid="000c3d65"/>
    </style:style>
    <style:style style:name="T1" style:family="text">
      <style:text-properties officeooo:rsid="00117b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deploy a serverless three tier application on AWS using Lambda?</text:p>
      <text:h text:style-name="P2" text:outline-level="1">3 Tier Web Application Hosting In AWS - Shinduri KS</text:h>
      <text:p text:style-name="P1">https://youtu.be/U7QfC11DeOs</text:p>
      <text:p text:style-name="P1"><text:a xlink:type="simple" xlink:href="https://aws.amazon.com/getting-started/hands-on/build-serverless-web-app-lambda-apigateway-s3-dynamodb-cognito/module-1/" text:style-name="Internet_20_link" text:visited-style-name="Visited_20_Internet_20_Link"/></text:p>
      <text:p text:style-name="P1"><text:a xlink:type="simple" xlink:href="https://aws.amazon.com/getting-started/hands-on/build-serverless-web-app-lambda-apigateway-s3-dynamodb-cognito/module-1/" text:style-name="Internet_20_link" text:visited-style-name="Visited_20_Internet_20_Link">https://aws.amazon.com/getting-started/hands-on/build-serverless-web-app-lambda-apigateway-s3-dynamodb-cognito/module-1/</text:a> <text:s/></text:p>
      <text:p text:style-name="P1"/>
      <text:p text:style-name="P3">Step by step deployment of 3 tier app:</text:p>
      <text:p text:style-name="P3"><text:a xlink:type="simple" xlink:href="https://www.cloud-plusplus.com/post/tutorial-to-build-a-serverless-web-application" text:style-name="Internet_20_link" text:visited-style-name="Visited_20_Internet_20_Link">https://www.cloud-plusplus.com/post/tutorial-to-build-a-serverless-web-application</text:a></text:p>
      <text:p text:style-name="P3"/>
      <text:p text:style-name="P3"/>
      <text:h text:style-name="P4" text:outline-level="1">Trigger lambda function on DynamoDB table modification<text:span text:style-name="T1">(to be watched)</text:span></text:h>
      <text:p text:style-name="P3"/>
      <text:p text:style-name="P3"><text:a xlink:type="simple" xlink:href="https://youtu.be/SvfLORe3KHo" text:style-name="Internet_20_link" text:visited-style-name="Visited_20_Internet_20_Link">https://youtu.be/SvfLORe3KHo</text:a></text:p>
      <text:p text:style-name="P3"/>
      <text:h text:style-name="P4" text:outline-level="1">GitHub Actions Tutorial | From Zero to Hero in 90 minutes (Environments, Secrets, Runners, etc)</text:h>
      <text:p text:style-name="P3">https://youtu.be/TLB5MY9BBa4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8:54:25.198932822</meta:creation-date>
    <dc:date>2022-08-18T22:38:08.708415226</dc:date>
    <meta:editing-duration>PT8M14S</meta:editing-duration>
    <meta:editing-cycles>7</meta:editing-cycles>
    <meta:generator>LibreOffice/7.3.4.2$Linux_X86_64 LibreOffice_project/30$Build-2</meta:generator>
    <meta:document-statistic meta:table-count="0" meta:image-count="0" meta:object-count="0" meta:page-count="1" meta:paragraph-count="10" meta:word-count="59" meta:character-count="611" meta:non-whitespace-character-count="560"/>
  </office:meta>
</office:document-meta>
</file>